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Kreon" svg:font-family="Kreon" style:font-family-generic="system" style:font-pitch="variable" svg:panose-1="0 0 0 0 0 0 0 0 0 0"/>
    <style:font-face style:name="Lucida Bright" svg:font-family="Lucida Bright"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center" fo:margin-top="0.0833in" fo:margin-bottom="0.0833in" fo:line-height="150%" fo:background-color="#FFFFFF"/>
      <style:text-properties style:font-name="Kreon" style:font-name-complex="Arial" fo:font-weight="bold" style:font-weight-asian="bold" style:font-weight-complex="bold" fo:color="#202122" fo:font-size="26pt" style:font-size-asian="26pt" style:font-size-complex="26pt" fo:background-color="#FFFFFF"/>
    </style:style>
    <style:style style:name="P2" style:parent-style-name="NormalWeb" style:family="paragraph">
      <style:paragraph-properties fo:margin-top="0.0833in" fo:margin-bottom="0.0833in" fo:line-height="150%" fo:background-color="#FFFFFF">
        <style:tab-stops>
          <style:tab-stop style:type="left" style:position="0.1333in"/>
        </style:tab-stops>
      </style:paragraph-properties>
      <style:text-properties style:font-name="Kreon" style:font-name-complex="Arial" fo:font-weight="bold" style:font-weight-asian="bold" style:font-weight-complex="bold" fo:color="#202122" fo:font-size="14pt" style:font-size-asian="14pt" style:font-size-complex="14pt" fo:background-color="#FFFFFF"/>
    </style:style>
    <style:style style:name="P3" style:parent-style-name="NormalWeb" style:family="paragraph">
      <style:paragraph-properties fo:margin-top="0.0833in" fo:margin-bottom="0.0833in" fo:line-height="150%" fo:background-color="#FFFFFF">
        <style:tab-stops>
          <style:tab-stop style:type="left" style:position="0.1333in"/>
        </style:tab-stops>
      </style:paragraph-properties>
      <style:text-properties style:font-name="Kreon" style:font-name-complex="Arial" fo:font-weight="bold" style:font-weight-asian="bold" style:font-weight-complex="bold" fo:color="#202122" fo:font-size="1pt" style:font-size-asian="1pt" style:font-size-complex="1pt" fo:background-color="#FFFFFF"/>
    </style:style>
    <style:style style:name="P4" style:parent-style-name="NormalWeb" style:family="paragraph">
      <style:paragraph-properties fo:text-align="justify" fo:margin-top="0.0833in" fo:margin-bottom="0.0833in" fo:line-height="150%" fo:text-indent="0.7875in" fo:background-color="#FFFFFF"/>
    </style:style>
    <style:style style:name="T5" style:parent-style-name="Policepardéfaut" style:family="text">
      <style:text-properties style:font-name="Kreon" style:font-name-complex="Arial" fo:color="#202122" fo:font-size="13pt" style:font-size-asian="13pt" style:font-size-complex="13pt" fo:background-color="#FFFFFF"/>
    </style:style>
    <style:style style:name="T6" style:parent-style-name="Policepardéfaut" style:family="text">
      <style:text-properties style:font-name="Kreon" style:font-name-complex="Arial" fo:font-weight="bold" style:font-weight-asian="bold" style:font-weight-complex="bold" fo:color="#202122" fo:font-size="13pt" style:font-size-asian="13pt" style:font-size-complex="13pt" fo:background-color="#FFFFFF"/>
    </style:style>
    <style:style style:name="T7" style:parent-style-name="Policepardéfaut" style:family="text">
      <style:text-properties style:font-name="Kreon" style:font-name-complex="Arial" fo:color="#202122" fo:font-size="13pt" style:font-size-asian="13pt" style:font-size-complex="13pt" fo:background-color="#FFFFFF"/>
    </style:style>
    <style:style style:name="T8" style:parent-style-name="Policepardéfaut" style:family="text">
      <style:text-properties style:font-name="Kreon" style:font-name-complex="Arial" fo:color="#202122" fo:font-size="13pt" style:font-size-asian="13pt" style:font-size-complex="13pt" fo:background-color="#FFFFFF"/>
    </style:style>
    <style:style style:name="T9" style:parent-style-name="Policepardéfaut" style:family="text">
      <style:text-properties style:font-name="Kreon" style:font-name-complex="Arial" fo:font-size="13pt" style:font-size-asian="13pt" style:font-size-complex="13pt" fo:background-color="#FFFFFF"/>
    </style:style>
    <style:style style:name="T10" style:parent-style-name="Lienhypertexte" style:family="text">
      <style:text-properties style:font-name="Kreon" style:font-name-complex="Arial" style:use-window-font-color="true" fo:font-size="13pt" style:font-size-asian="13pt" style:font-size-complex="13pt" fo:background-color="#FFFFFF" style:text-underline-type="none"/>
    </style:style>
    <style:style style:name="T11" style:parent-style-name="Policepardéfaut" style:family="text">
      <style:text-properties style:font-name="Kreon" style:font-name-complex="Arial" fo:color="#202122" fo:font-size="13pt" style:font-size-asian="13pt" style:font-size-complex="13pt" fo:background-color="#FFFFFF"/>
    </style:style>
    <style:style style:name="T12" style:parent-style-name="Policepardéfaut" style:family="text">
      <style:text-properties style:font-name="Kreon" style:font-name-complex="Arial" fo:color="#202122" fo:font-size="13pt" style:font-size-asian="13pt" style:font-size-complex="13pt" fo:background-color="#FFFFFF"/>
    </style:style>
    <style:style style:name="P13" style:parent-style-name="NormalWeb" style:family="paragraph">
      <style:paragraph-properties fo:text-align="justify" fo:margin-top="0.0833in" fo:margin-bottom="0.0833in" fo:line-height="150%" fo:background-color="#FFFFFF"/>
    </style:style>
    <style:style style:name="P14" style:parent-style-name="NormalWeb" style:family="paragraph">
      <style:paragraph-properties fo:text-align="justify" fo:margin-top="0.0833in" fo:margin-bottom="0.0833in" fo:line-height="150%" fo:background-color="#FFFFFF"/>
      <style:text-properties style:font-name="Kreon" fo:font-weight="bold" style:font-weight-asian="bold" style:font-weight-complex="bold" fo:font-size="14pt" style:font-size-asian="14pt" style:font-size-complex="14pt"/>
    </style:style>
    <style:style style:name="P15" style:parent-style-name="NormalWeb" style:family="paragraph">
      <style:paragraph-properties fo:text-align="justify" fo:margin-top="0.0833in" fo:margin-bottom="0.0833in" fo:line-height="150%" fo:background-color="#FFFFFF"/>
      <style:text-properties style:font-name="Kreon" fo:font-weight="bold" style:font-weight-asian="bold" style:font-weight-complex="bold" fo:font-size="1pt" style:font-size-asian="1pt" style:font-size-complex="1pt"/>
    </style:style>
    <style:style style:name="P16" style:parent-style-name="Normal" style:family="paragraph">
      <style:paragraph-properties fo:text-align="justify" fo:line-height="150%" fo:text-indent="0.7875in"/>
    </style:style>
    <style:style style:name="T17" style:parent-style-name="Policepardéfaut" style:family="text">
      <style:text-properties style:font-name="Kreon" fo:font-size="13pt" style:font-size-asian="13pt" style:font-size-complex="13pt"/>
    </style:style>
    <style:style style:name="T18" style:parent-style-name="Policepardéfaut" style:family="text">
      <style:text-properties style:font-name="Kreon" fo:font-size="13pt" style:font-size-asian="13pt" style:font-size-complex="13pt"/>
    </style:style>
    <style:style style:name="T19" style:parent-style-name="Policepardéfaut" style:family="text">
      <style:text-properties style:font-name="Kreon" fo:font-size="13pt" style:font-size-asian="13pt" style:font-size-complex="13pt"/>
    </style:style>
    <style:style style:name="T20" style:parent-style-name="Policepardéfaut" style:family="text">
      <style:text-properties style:font-name="Kreon" style:font-name-asian="Lucida Bright" style:font-name-complex="Lucida Bright" fo:font-size="13pt" style:font-size-asian="13pt" style:font-size-complex="13pt"/>
    </style:style>
    <style:style style:name="T21" style:parent-style-name="Policepardéfaut" style:family="text">
      <style:text-properties style:font-name="Kreon" style:font-name-asian="Lucida Bright" style:font-name-complex="Lucida Bright" fo:font-size="13pt" style:font-size-asian="13pt" style:font-size-complex="13pt"/>
    </style:style>
    <style:style style:name="T22" style:parent-style-name="Policepardéfaut" style:family="text">
      <style:text-properties style:font-name="Kreon" style:font-name-asian="Lucida Bright" style:font-name-complex="Lucida Bright" fo:font-size="13pt" style:font-size-asian="13pt" style:font-size-complex="13pt"/>
    </style:style>
    <style:style style:name="T23" style:parent-style-name="Policepardéfaut" style:family="text">
      <style:text-properties style:font-name="Kreon" style:font-name-asian="Lucida Bright" style:font-name-complex="Lucida Bright" fo:font-size="13pt" style:font-size-asian="13pt" style:font-size-complex="13pt"/>
    </style:style>
    <style:style style:name="P24" style:parent-style-name="Normal" style:family="paragraph">
      <style:paragraph-properties fo:text-align="justify" fo:line-height="150%"/>
      <style:text-properties style:font-name="Kreon" style:font-name-asian="Lucida Bright" style:font-name-complex="Lucida Bright" fo:font-size="12pt" style:font-size-asian="12pt" style:font-size-complex="12pt"/>
    </style:style>
    <style:style style:name="P25" style:parent-style-name="Normal" style:family="paragraph">
      <style:paragraph-properties fo:text-align="justify" fo:line-height="150%"/>
      <style:text-properties style:font-name="Kreon" style:font-name-asian="Lucida Bright" style:font-name-complex="Lucida Bright" fo:font-weight="bold" style:font-weight-asian="bold" style:font-weight-complex="bold" fo:font-size="14pt" style:font-size-asian="14pt" style:font-size-complex="14pt"/>
    </style:style>
    <style:style style:name="P26" style:parent-style-name="Normal" style:family="paragraph">
      <style:paragraph-properties fo:text-align="justify" fo:line-height="150%"/>
      <style:text-properties style:font-name="Kreon" style:font-name-asian="Lucida Bright" style:font-name-complex="Lucida Bright" fo:font-weight="bold" style:font-weight-asian="bold" style:font-weight-complex="bold" fo:font-size="1pt" style:font-size-asian="1pt" style:font-size-complex="1pt"/>
    </style:style>
    <style:style style:name="P27" style:parent-style-name="Normal" style:family="paragraph">
      <style:paragraph-properties fo:text-align="justify" fo:line-height="150%" fo:text-indent="0.7875in"/>
      <style:text-properties style:font-name="Kreon" style:font-name-asian="Lucida Bright" style:font-name-complex="Lucida Bright" fo:font-size="13pt" style:font-size-asian="13pt" style:font-size-complex="13pt"/>
    </style:style>
    <style:style style:name="P28" style:parent-style-name="Normal" style:family="paragraph">
      <style:paragraph-properties fo:text-align="justify" fo:line-height="150%"/>
      <style:text-properties style:font-name="Kreon" style:font-name-asian="Lucida Bright" style:font-name-complex="Lucida Bright" fo:font-size="12pt" style:font-size-asian="12pt" style:font-size-complex="12pt"/>
    </style:style>
    <style:style style:name="P29" style:parent-style-name="Normal" style:family="paragraph">
      <style:paragraph-properties fo:text-align="justify" fo:line-height="150%"/>
      <style:text-properties style:font-name="Kreon" fo:font-weight="bold" style:font-weight-asian="bold" style:font-weight-complex="bold" fo:font-size="14pt" style:font-size-asian="14pt" style:font-size-complex="14pt"/>
    </style:style>
    <style:style style:name="P30" style:parent-style-name="Normal" style:family="paragraph">
      <style:paragraph-properties fo:text-align="justify" fo:line-height="150%"/>
      <style:text-properties style:font-name="Kreon" style:font-name-asian="Lucida Bright" style:font-name-complex="Lucida Bright" fo:font-size="1pt" style:font-size-asian="1pt" style:font-size-complex="1pt"/>
    </style:style>
    <style:style style:name="P31" style:parent-style-name="Normal" style:family="paragraph">
      <style:paragraph-properties fo:text-align="justify" fo:line-height="150%"/>
      <style:text-properties style:font-name="Kreon" style:font-name-asian="Lucida Bright" style:font-name-complex="Lucida Bright" fo:font-size="13pt" style:font-size-asian="13pt" style:font-size-complex="13pt"/>
    </style:style>
    <style:style style:name="P32" style:parent-style-name="Normal" style:family="paragraph">
      <style:paragraph-properties fo:text-align="justify" fo:line-height="150%"/>
      <style:text-properties style:font-name="Kreon" style:font-name-asian="Lucida Bright" style:font-name-complex="Lucida Bright" fo:font-size="13pt" style:font-size-asian="13pt" style:font-size-complex="13pt"/>
    </style:style>
    <style:style style:name="P33" style:parent-style-name="Normal" style:family="paragraph">
      <style:paragraph-properties fo:text-align="justify" fo:line-height="150%"/>
      <style:text-properties style:font-name="Kreon" style:font-name-asian="Lucida Bright" style:font-name-complex="Lucida Bright" fo:font-size="13pt" style:font-size-asian="13pt" style:font-size-complex="13pt"/>
    </style:style>
    <style:style style:name="P34" style:parent-style-name="Normal" style:family="paragraph">
      <style:paragraph-properties fo:text-align="justify" fo:line-height="150%"/>
      <style:text-properties style:font-name="Kreon" style:font-name-asian="Lucida Bright" style:font-name-complex="Lucida Bright" fo:font-weight="bold" style:font-weight-asian="bold" style:font-weight-complex="bold" fo:font-size="14pt" style:font-size-asian="14pt" style:font-size-complex="14pt"/>
    </style:style>
    <style:style style:name="P35" style:parent-style-name="Normal" style:family="paragraph">
      <style:paragraph-properties fo:text-align="justify" fo:line-height="150%"/>
      <style:text-properties style:font-name="Kreon" style:font-name-asian="Lucida Bright" style:font-name-complex="Lucida Bright" fo:font-weight="bold" style:font-weight-asian="bold" style:font-weight-complex="bold" fo:font-size="1pt" style:font-size-asian="1pt" style:font-size-complex="1pt"/>
    </style:style>
    <style:style style:name="P36" style:parent-style-name="Normal" style:family="paragraph">
      <style:paragraph-properties fo:text-align="justify" fo:line-height="150%" fo:text-indent="0.7875in"/>
      <style:text-properties style:font-name="Kreon" fo:font-size="13pt" style:font-size-asian="13pt" style:font-size-complex="13pt"/>
    </style:style>
    <style:style style:name="P37" style:parent-style-name="Normal" style:family="paragraph">
      <style:paragraph-properties fo:text-align="justify" fo:line-height="150%"/>
      <style:text-properties style:font-name="Kreon" fo:font-size="12pt" style:font-size-asian="12pt" style:font-size-complex="12pt"/>
    </style:style>
    <style:style style:name="P38" style:parent-style-name="Normal" style:family="paragraph">
      <style:paragraph-properties fo:text-align="justify" fo:line-height="150%"/>
      <style:text-properties style:font-name="Kreon" fo:font-weight="bold" style:font-weight-asian="bold" style:font-weight-complex="bold" fo:font-size="14pt" style:font-size-asian="14pt" style:font-size-complex="14pt"/>
    </style:style>
    <style:style style:name="P39" style:parent-style-name="Normal" style:family="paragraph">
      <style:paragraph-properties fo:text-align="justify" fo:line-height="150%"/>
      <style:text-properties style:font-name="Kreon" fo:font-size="1pt" style:font-size-asian="1pt" style:font-size-complex="1pt"/>
    </style:style>
    <style:style style:name="P40" style:parent-style-name="Normal" style:family="paragraph">
      <style:paragraph-properties fo:text-align="justify" fo:line-height="150%"/>
    </style:style>
    <style:style style:name="T41" style:parent-style-name="Policepardéfaut" style:family="text">
      <style:text-properties style:font-name="Kreon" fo:font-size="13pt" style:font-size-asian="13pt" style:font-size-complex="13pt"/>
    </style:style>
    <style:style style:name="T42" style:parent-style-name="Policepardéfaut" style:family="text">
      <style:text-properties style:font-name="Kreon" fo:font-size="13pt" style:font-size-asian="13pt" style:font-size-complex="13pt"/>
    </style:style>
    <style:style style:name="T43" style:parent-style-name="Policepardéfaut" style:family="text">
      <style:text-properties style:font-name="Kreon" fo:font-size="13pt" style:font-size-asian="13pt" style:font-size-complex="13pt" fo:background-color="#FFFFFF"/>
    </style:style>
    <style:style style:name="T44" style:parent-style-name="Policepardéfaut" style:family="text">
      <style:text-properties style:font-name="Kreon" fo:font-size="13pt" style:font-size-asian="13pt" style:font-size-complex="13pt" fo:background-color="#FFFFFF"/>
    </style:style>
    <style:style style:name="T45" style:parent-style-name="Policepardéfaut" style:family="text">
      <style:text-properties style:font-name="Kreon" fo:font-size="13pt" style:font-size-asian="13pt" style:font-size-complex="13pt" fo:background-color="#FFFFFF"/>
    </style:style>
  </office:automatic-styles>
  <office:body>
    <office:text text:use-soft-page-breaks="true">
      <text:p text:style-name="P1">Problématique</text:p>
      <text:p text:style-name="P2">Le système éducatif marocain en bref :<text:s/></text:p>
      <text:p text:style-name="P3"/>
      <text:p text:style-name="P4"><text:span text:style-name="T5">Le système éducatif marocain</text:span><text:span text:style-name="T6"> </text:span><text:span text:style-name="T7">est caractérisé par la cohabitation du système public et privé, et de l'enseignement francophone et arabophone. Ce système comprend les enseignements préscolaire, primaire, secondaire et<text:s/></text:span><text:span text:style-name="T8">universitaire. L’enseignement préscolaire est obligatoire et accessible à tous les enfants de moins de six ans. Le cycle de l'enseignement primaire dure six ans et accueille les enfants de 6 à 12 ans.<text:s/></text:span><text:span text:style-name="T9">L'</text:span><text:a xlink:href="https://fr.wikipedia.org/wiki/Enseignement_secondaire" office:target-frame-name="_top" xlink:show="replace"><text:span text:style-name="T10">enseignement secondaire</text:span></text:a><text:span text:style-name="T11"> s'ouvre par un premier cycle d'enseignement collégial de trois ans, dénommé « Collège », et suivi par les élèves entre 13ans et 15ans, après un deuxième cycle  d'enseignement secondaire supérieur dénommé « Lycée »,</text:span><text:span text:style-name="T12"><text:s/>et suivi par les élèves entre 15ans et 18ans, et dernièrement l’enseignement supérieur.</text:span></text:p>
      <text:p text:style-name="P13"/>
      <text:p text:style-name="P14">Les défauts du système éducatif marocain :</text:p>
      <text:p text:style-name="P15"/>
      <text:p text:style-name="P16"><text:span text:style-name="T17">De nombreuses personnes soulignent les défauts de notre système scolaire actuel. Certaines d’entre elles en appellent à un changement dans les pratiques éducatives, et</text:span><text:span text:style-name="T18"><text:s/>notamment au recours à certaines pédagogies qui pourraient favoriser un meilleur apprentissage tout en garantissant le bien être des élèves. Ce genre de revendication provient en partie du fait que le mal être semble augmenter à l’école, aussi bien du côt</text:span><text:span text:style-name="T19">é des élèves que de celui du professeur. Une déviance s’affirme également vis à vis de l’école française qui ne plus ne semble pas tenir ses promesses en matière d’efficacité, comme en témoignent ces chiffres alarmants : chaque année,<text:s/></text:span><text:span text:style-name="T20">25% c’est le pourcent</text:span><text:span text:style-name="T21">age d’enfants qui sortent du cycle primaire chaque année avec des acquis fragiles et insuffisants, en lecture, mathématique et écriture. A ces 25% d’enfants s’ajoutent 15% d’enfants qui sortiront chaque année du primaire en n’ayant pas les acquis de base,<text:s/></text:span><text:span text:style-name="T22">ce qui nous fait un total de 40% d’enfants chaque année, soit environ 300 000 élèves sortent du primaire avec des graves lacunes (rapport du haut conseil de l’éducation), et ce rapport précise que ces lacunes les empêcheront de poursuivre une scolarité nor</text:span><text:span text:style-name="T23">male au collège.</text:span></text:p>
      <text:p text:style-name="P24"/>
      <text:soft-page-break/>
      <text:p text:style-name="P25">Les mécanismes d’apprentissage :<text:s/></text:p>
      <text:p text:style-name="P26"/>
      <text:p text:style-name="P27">Les informations solides que nous donnent les sciences cognitives, pour comprendre la façon dont apprend l’être humain,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28"/>
      <text:p text:style-name="P29">Le problème réel :<text:s/></text:p>
      <text:p text:style-name="P30"/>
      <text:p text:style-name="P31">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e par l’enseignant.</text:p>
      <text:p text:style-name="P32">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text:s/>va être très pauvre et très insuffisant, parce que l’enseignant ne peut pas donner lui seul avec 30 enfants. La dernière chose c’est la consolidation, un enfant à qui l’on a imposé une tache n’aura qu’une seule envie surtout à trois ans, donc il n’y aura<text:s/>pas de répétions, et donc pas de consolidation.</text:p>
      <text:p text:style-name="P33">Autrement si nous respections ces mécanismes de base, nous seulement les enfants s’épanouiraient au niveau scolaire, mais ce que nous appelons les compétences non cognitives, la confiance en soi, l’estime de<text:s/>soi, la capacité d’entraide et coopération tout ça se développerait et fleurirait sans avoir cherché à le provoquer.</text:p>
      <text:soft-page-break/>
      <text:p text:style-name="P34">Pourquoi<text:s/>investir<text:s/>dans l’éducation<text:s/>préscolaire ?</text:p>
      <text:p text:style-name="P35"/>
      <text:p text:style-name="P36">Les organisations internationales (ONU, UNICEF, UNESCO, FBVL) et les spécialistes de la banque mondiale et des milieux financiers<text:s/>internationaux s’accordent depuis peu à considérer la prise en charge éducative de la petite enfance comme une problématique prioritaire. Ce soudain engouement international pour la petite enfance et son bien être est alimenté par la conviction de plus en<text:s/>plus communément partagée que la période jusqu’à 8 ans est déterminante pour le développement intellectuel, affectif et social de l’individu. Les données et les résultats accumulés durant les 20 dernières années, issus des champs de la neurobiologie, de la<text:s/>physiologie, de la santé, de la sociologie, de la psychologie et de l’éducation montrent que ces premières années sont cruciales pour le développement de l’intelligence, de la personnalité et du comportement social.</text:p>
      <text:p text:style-name="P37"/>
      <text:p text:style-name="P38">Questions de la problématique :</text:p>
      <text:p text:style-name="P39"/>
      <text:p text:style-name="P40"><text:span text:style-name="T41">Plusieurs questions se posent à cause d</text:span><text:span text:style-name="T42">e cette problématique, dans quelle mesure l’apprentissage des enfants, est-il une nécessité ?<text:s/></text:span><text:span text:style-name="T43">Quelle communication entre acteurs de<text:s/></text:span><text:span text:style-name="T44">l’enseignements et leurs élèves ? Quel modèle de l’éducation il faut suivre ? Le modèle Montessori de l’école, un modèle par</text:span><text:span text:style-name="T45">fai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Kreon" svg:font-family="Kreon" style:font-family-generic="system" style:font-pitch="variable" svg:panose-1="0 0 0 0 0 0 0 0 0 0"/>
    <style:font-face style:name="Lucida Bright" svg:font-family="Lucida Bright"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tru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mw-headline" style:display-name="mw-headlin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4923in" fo:margin-bottom="0.984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15T14:38:00Z</meta:creation-date>
    <dc:date>2020-05-17T13:45:00Z</dc:date>
    <meta:template xlink:href="Normal.dotm" xlink:type="simple"/>
    <meta:editing-cycles>16</meta:editing-cycles>
    <meta:editing-duration>PT6900S</meta:editing-duration>
    <meta:document-statistic meta:page-count="3" meta:paragraph-count="11" meta:word-count="857" meta:character-count="5565" meta:row-count="39" meta:non-whitespace-character-count="4719"/>
  </office:meta>
</office:document-meta>
</file>